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7.856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r60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style-name="ce8"/>
          <table:table-cell table:number-columns-repeated="3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r603.A1:vr603.AP5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18:57:03.5342065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05-02T18:59:13.592829411</dc:date>
    <meta:editing-duration>PT31S</meta:editing-duration>
    <meta:editing-cycles>5</meta:editing-cycles>
    <meta:generator>LibreOffice/4.1.4.2$Linux_X86_64 LibreOffice_project/410m0$Build-2</meta:generator>
    <meta:document-statistic meta:table-count="1" meta:cell-count="974" meta:object-count="0"/>
  </office:meta>
</office:document-meta>
</file>